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hetsarath OT1" svg:font-family="'Phetsarath OT'"/>
    <style:font-face style:name="Liberation Serif" svg:font-family="'Liberation Serif'" style:font-family-generic="roman" style:font-pitch="variable"/>
    <style:font-face style:name="TimesNew Roman" svg:font-family="'Times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  <style:font-face style:name="Saysettha OT" svg:font-family="'Saysettha OT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1644"/>
    </style:style>
    <style:style style:name="P2" style:family="paragraph" style:parent-style-name="Text_20_body">
      <style:text-properties officeooo:rsid="00001644" officeooo:paragraph-rsid="00001644"/>
    </style:style>
    <style:style style:name="P3" style:family="paragraph" style:parent-style-name="Heading_20_4">
      <style:text-properties officeooo:paragraph-rsid="00001644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Heading_20_4">
      <style:text-properties fo:font-weight="normal" officeooo:paragraph-rsid="00001644" style:font-weight-asian="normal" style:font-weight-complex="normal"/>
    </style:style>
    <style:style style:name="P6" style:family="paragraph" style:parent-style-name="Heading_20_2">
      <style:text-properties officeooo:paragraph-rsid="00001644"/>
    </style:style>
    <style:style style:name="P7" style:family="paragraph" style:parent-style-name="Text_20_body">
      <style:text-properties officeooo:rsid="00001644" officeooo:paragraph-rsid="00001644"/>
    </style:style>
    <style:style style:name="P8" style:family="paragraph" style:parent-style-name="Heading_20_1">
      <style:text-properties officeooo:paragraph-rsid="0006c552"/>
    </style:style>
    <style:style style:name="T1" style:family="text">
      <style:text-properties officeooo:rsid="0006c552"/>
    </style:style>
    <style:style style:name="T2" style:family="text">
      <style:text-properties fo:color="#000000" style:font-name="TimesNew Roman" fo:font-size="12pt" fo:font-weight="normal" style:font-name-asian="Times New Roman" style:font-size-asian="12pt" style:font-weight-asian="normal" style:font-name-complex="Saysettha OT" style:font-size-complex="12pt" style:language-complex="lo" style:country-complex="L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achine Learning <text:span text:style-name="T1">Lab1</text:span>: <text:s/><text:span text:style-name="Strong_20_Emphasis"><text:span text:style-name="T2">Gathering Data and Data Preprocessing</text:span></text:span></text:h>
      <text:h text:style-name="P8" text:outline-level="1">Download Practice Datasets</text:h>
      <text:p text:style-name="Text_20_body">https://www.superdatascience.com/pages/machine-learning</text:p>
      <text:h text:style-name="Heading_20_2" text:outline-level="2">Greetings</text:h>
      <text:p text:style-name="Text_20_body">Welcome to the data repository for the Machine Learning course by Kirill Eremenko and Hadelin de Ponteves. The datasets and other supplementary materials are below. Enjoy!</text:p>
      <text:h text:style-name="P3" text:outline-level="4">Section 1. Welcome to the course!</text:h>
      <text:p text:style-name="P2">Meet your instruction</text:p>
      <text:p text:style-name="P2">Google Colab files</text:p>
      <text:h text:style-name="P6" text:outline-level="2"><text:soft-page-break/>Part 1: Data Preprocessing</text:h>
      <text:h text:style-name="P5" text:outline-level="4">Section 2. Welcome to Part 1!</text:h>
      <text:h text:style-name="P4" text:outline-level="4">Section 3. Data Preprocessing in Python</text:h>
      <text:h text:style-name="P4" text:outline-level="4">Section 4. Data Preprocessing in R</text:h>
      <text:h text:style-name="P6" text:outline-level="2">Part 2: Regression</text:h>
      <text:h text:style-name="P3" text:outline-level="4">Section 5. Welcome to Part 2!</text:h>
      <text:h text:style-name="Heading_20_4" text:outline-level="4">Section 6. Simple Linear Regression</text:h>
      <text:h text:style-name="Heading_20_4" text:outline-level="4">Section 7. Multiple Linear Regression</text:h>
      <text:h text:style-name="Heading_20_4" text:outline-level="4">Section 8. Polynomial Regression</text:h>
      <text:h text:style-name="Heading_20_4" text:outline-level="4">Section 9. Support Vector Regression (SVR)</text:h>
      <text:h text:style-name="Heading_20_4" text:outline-level="4">Section 10. Decision Tree Regression</text:h>
      <text:h text:style-name="Heading_20_4" text:outline-level="4">Section 11. Random Forest Regression</text:h>
      <text:h text:style-name="P3" text:outline-level="4">Section 12. Evaluating Regression Models Performance</text:h>
      <text:h text:style-name="Heading_20_4" text:outline-level="4">Section 13. Regularization Methods</text:h>
      <text:h text:style-name="Heading_20_4" text:outline-level="4">Section 14. Sections Recap</text:h>
      <text:h text:style-name="P6" text:outline-level="2">Part 3: Classification</text:h>
      <text:h text:style-name="Heading_20_4" text:outline-level="4">Section 15. Welcome to Part 3!</text:h>
      <text:h text:style-name="Heading_20_4" text:outline-level="4">Section 16. Logistic Regression</text:h>
      <text:h text:style-name="Heading_20_4" text:outline-level="4">Section 17. K-Nearest Neighbors (K-NN)</text:h>
      <text:h text:style-name="Heading_20_4" text:outline-level="4">Section 18. Support Vector Machine (SVM)</text:h>
      <text:h text:style-name="Heading_20_4" text:outline-level="4">Section 19. Kernel SVM</text:h>
      <text:h text:style-name="Heading_20_4" text:outline-level="4">Section 20. Naive Bayes</text:h>
      <text:h text:style-name="Heading_20_4" text:outline-level="4">Section 21. Decision Tree Classification</text:h>
      <text:h text:style-name="Heading_20_4" text:outline-level="4">Section 22. Random Forest Classification</text:h>
      <text:h text:style-name="Heading_20_4" text:outline-level="4">Section 23. Evaluating Classification Models Performance</text:h>
      <text:p text:style-name="Text_20_body"/>
      <text:h text:style-name="P6" text:outline-level="2"><text:soft-page-break/>Part 4: Clustering</text:h>
      <text:h text:style-name="P3" text:outline-level="4">Section 24. Welcome to part 4!</text:h>
      <text:h text:style-name="Heading_20_4" text:outline-level="4">Section 25. K-Means Clustering</text:h>
      <text:h text:style-name="Heading_20_4" text:outline-level="4">Section 26. Hierarchical Clustering</text:h>
      <text:h text:style-name="P6" text:outline-level="2">Part 5: Association Rule Learning</text:h>
      <text:h text:style-name="P3" text:outline-level="4">Section 27. Welcome to part 5!</text:h>
      <text:h text:style-name="Heading_20_4" text:outline-level="4">Section 28. Apriori</text:h>
      <text:h text:style-name="Heading_20_4" text:outline-level="4">Section 29. Eclat</text:h>
      <text:p text:style-name="P1"/>
      <text:h text:style-name="P6" text:outline-level="2"><text:soft-page-break/>Part 6: Reinforcement Learning</text:h>
      <text:h text:style-name="P3" text:outline-level="4">Section 30. Welcome to the part 6!</text:h>
      <text:h text:style-name="Heading_20_4" text:outline-level="4">Section 31. Upper Confidence Bound (UCB)</text:h>
      <text:h text:style-name="Heading_20_4" text:outline-level="4">Section 32. Thompson Sampling</text:h>
      <text:h text:style-name="P6" text:outline-level="2">Part 7: Natural Language Processing</text:h>
      <text:h text:style-name="P3" text:outline-level="4">Section 33. Natural Language Processing Algorithms</text:h>
      <text:h text:style-name="P6" text:outline-level="2">Part 8: Deep Learning</text:h>
      <text:h text:style-name="P3" text:outline-level="4">Section 34. Welcome to Part 8!</text:h>
      <text:h text:style-name="Heading_20_4" text:outline-level="4">Section 35. Artificial Neural Networks (ANN)</text:h>
      <text:h text:style-name="Heading_20_4" text:outline-level="4">Section 36. Convolutional Neural Networks (CNN)</text:h>
      <text:h text:style-name="P6" text:outline-level="2">Part 9: Dimensionality Reduction</text:h>
      <text:h text:style-name="P3" text:outline-level="4">Section 37. Welcome to Part 9!</text:h>
      <text:h text:style-name="Heading_20_4" text:outline-level="4">Section 38. Principal Component Analysis (PCA)</text:h>
      <text:h text:style-name="Heading_20_4" text:outline-level="4">Section 39. Linear Discriminant Analysis (LDA)</text:h>
      <text:h text:style-name="Heading_20_4" text:outline-level="4">Section 40. Kernel PCA</text:h>
      <text:h text:style-name="P6" text:outline-level="2">Part 10: Model Selection</text:h>
      <text:h text:style-name="P3" text:outline-level="4">Section 41. Welcome to Part 10!</text:h>
      <text:h text:style-name="Heading_20_4" text:outline-level="4">Section 42: Model Selection</text:h>
      <text:h text:style-name="Heading_20_4" text:outline-level="4">Section 43: XGBoost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hetsarath OT1" svg:font-family="'Phetsarath OT'"/>
    <style:font-face style:name="Liberation Serif" svg:font-family="'Liberation Serif'" style:font-family-generic="roman" style:font-pitch="variable"/>
    <style:font-face style:name="TimesNew Roman" svg:font-family="'Times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  <style:font-face style:name="Saysettha OT" svg:font-family="'Saysettha OT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Phetsarath OT" style:font-size-complex="12pt" style:language-complex="lo" style:country-complex="L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Phetsarath OT" style:font-size-complex="12pt" style:language-complex="lo" style:country-complex="L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Phetsarath OT" style:font-family-complex="'Phetsarath O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Phetsarath OT1" style:font-family-complex="'Phetsarath OT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Phetsarath OT1" style:font-family-complex="'Phetsarath OT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Phetsarath OT1" style:font-family-complex="'Phetsarath OT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Phetsarath OT" style:font-family-complex="'Phetsarath OT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Phetsarath OT" style:font-family-complex="'Phetsarath OT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Phetsarath OT" style:font-family-complex="'Phetsarath OT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9T09:23:49.840059836</meta:creation-date>
    <dc:date>2022-03-11T09:43:27.705004374</dc:date>
    <meta:editing-duration>PT39M48S</meta:editing-duration>
    <meta:editing-cycles>4</meta:editing-cycles>
    <meta:generator>LibreOffice/5.4.0.3$Linux_X86_64 LibreOffice_project/7556cbc6811c9d992f4064ab9287069087d7f62c</meta:generator>
    <meta:document-statistic meta:table-count="0" meta:image-count="0" meta:object-count="0" meta:page-count="4" meta:paragraph-count="60" meta:word-count="305" meta:character-count="2090" meta:non-whitespace-character-count="1844"/>
  </office:meta>
</office:document-meta>
</file>